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1772A76D5536C40F.png" manifest:media-type="image/png"/>
  <manifest:file-entry manifest:full-path="Pictures/100005810000031A0000031A90A9BB170713D465.svg" manifest:media-type="image/svg+xml"/>
  <manifest:file-entry manifest:full-path="Pictures/100000010000001E0000001E28578003F4E5594A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3d6e8d"/>
    </style:style>
    <style:style style:name="P23" style:family="paragraph" style:parent-style-name="Footnote">
      <style:text-properties style:font-name="Liberation Sans" officeooo:paragraph-rsid="10491e8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10a38998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f0649dd"/>
    </style:style>
    <style:style style:name="P54" style:family="paragraph" style:parent-style-name="Footnote">
      <style:text-properties officeooo:paragraph-rsid="0f140c00"/>
    </style:style>
    <style:style style:name="P55" style:family="paragraph" style:parent-style-name="Footnote">
      <style:text-properties officeooo:paragraph-rsid="0f12f362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fc3b2a9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d8c21b9"/>
    </style:style>
    <style:style style:name="P63" style:family="paragraph" style:parent-style-name="Standard">
      <style:paragraph-properties fo:text-align="center" style:justify-single-word="false"/>
      <style:text-properties officeooo:paragraph-rsid="0fd58c4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text-properties officeooo:paragraph-rsid="0fad1a3f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101fb94a"/>
    </style:style>
    <style:style style:name="P70" style:family="paragraph" style:parent-style-name="Standard">
      <style:text-properties officeooo:paragraph-rsid="10245b8e"/>
    </style:style>
    <style:style style:name="P71" style:family="paragraph" style:parent-style-name="Standard">
      <style:text-properties officeooo:paragraph-rsid="10259f28"/>
    </style:style>
    <style:style style:name="P72" style:family="paragraph" style:parent-style-name="Standard">
      <style:text-properties officeooo:paragraph-rsid="10279665"/>
    </style:style>
    <style:style style:name="P73" style:family="paragraph" style:parent-style-name="Standard">
      <style:text-properties officeooo:rsid="104324ed" officeooo:paragraph-rsid="102a6057"/>
    </style:style>
    <style:style style:name="P74" style:family="paragraph" style:parent-style-name="Standard">
      <style:text-properties officeooo:paragraph-rsid="103f66d8"/>
    </style:style>
    <style:style style:name="P75" style:family="paragraph" style:parent-style-name="Standard">
      <style:text-properties officeooo:paragraph-rsid="103fdc47"/>
    </style:style>
    <style:style style:name="P76" style:family="paragraph" style:parent-style-name="Standard">
      <style:text-properties officeooo:paragraph-rsid="104f81b5"/>
    </style:style>
    <style:style style:name="P77" style:family="paragraph" style:parent-style-name="Standard">
      <style:text-properties officeooo:rsid="101e3872" officeooo:paragraph-rsid="10505b46"/>
    </style:style>
    <style:style style:name="P78" style:family="paragraph" style:parent-style-name="Standard">
      <style:text-properties officeooo:paragraph-rsid="1057599b"/>
    </style:style>
    <style:style style:name="P79" style:family="paragraph" style:parent-style-name="Standard">
      <style:text-properties officeooo:paragraph-rsid="10589da9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Footnote">
      <style:text-properties officeooo:paragraph-rsid="107b5934"/>
    </style:style>
    <style:style style:name="P83" style:family="paragraph" style:parent-style-name="Footnote">
      <style:text-properties officeooo:paragraph-rsid="108b0ed7"/>
    </style:style>
    <style:style style:name="P84" style:family="paragraph" style:parent-style-name="Standard">
      <style:text-properties officeooo:paragraph-rsid="108d6c50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7" style:family="paragraph" style:parent-style-name="Standard">
      <style:text-properties officeooo:paragraph-rsid="10925ad5"/>
    </style:style>
    <style:style style:name="P88" style:family="paragraph" style:parent-style-name="Standard">
      <style:text-properties officeooo:paragraph-rsid="0ff4e587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41e87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style:font-size-asian="12pt" style:font-size-complex="12pt"/>
    </style:style>
    <style:style style:name="T19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style:use-window-font-color="true" loext:opacity="0%" style:font-name="Liberation Sans" officeooo:rsid="047da547"/>
    </style:style>
    <style:style style:name="T22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5" style:family="text">
      <style:text-properties style:use-window-font-color="true" loext:opacity="0%" style:font-name="Liberation Sans" fo:font-size="12pt" style:font-size-asian="12pt" style:font-size-complex="12pt"/>
    </style:style>
    <style:style style:name="T256" style:family="text">
      <style:text-properties style:use-window-font-color="true" loext:opacity="0%" style:font-name="Liberation Sans" officeooo:rsid="0efd8e5c"/>
    </style:style>
    <style:style style:name="T25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officeooo:rsid="04473353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officeooo:rsid="04473353" style:font-size-asian="10pt" style:font-size-complex="10pt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4b74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a2322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2" style:family="text">
      <style:text-properties style:text-line-through-style="none" style:text-line-through-type="none" fo:language="nl" fo:country="NL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3" style:family="text">
      <style:text-properties officeooo:rsid="0f0ca65a"/>
    </style:style>
    <style:style style:name="T274" style:family="text">
      <style:text-properties officeooo:rsid="0aace3cd"/>
    </style:style>
    <style:style style:name="T275" style:family="text">
      <style:text-properties officeooo:rsid="0f95a7a0"/>
    </style:style>
    <style:style style:name="T276" style:family="text">
      <style:text-properties officeooo:rsid="0f8f58bd"/>
    </style:style>
    <style:style style:name="T277" style:family="text">
      <style:text-properties style:font-name="Ubuntu1" fo:font-size="10pt" officeooo:rsid="04473353" style:font-size-asian="10pt" style:font-size-complex="10pt"/>
    </style:style>
    <style:style style:name="T278" style:family="text">
      <style:text-properties style:text-underline-style="none"/>
    </style:style>
    <style:style style:name="T279" style:family="text">
      <style:text-properties officeooo:rsid="108e61e7"/>
    </style:style>
    <style:style style:name="T280" style:family="text">
      <style:text-properties style:text-underline-style="solid" style:text-underline-width="auto" style:text-underline-color="font-color"/>
    </style:style>
    <style:style style:name="T281" style:family="text">
      <style:text-properties style:text-underline-style="solid" style:text-underline-width="auto" style:text-underline-color="font-color" officeooo:rsid="0feb9a57"/>
    </style:style>
    <style:style style:name="T282" style:family="text">
      <style:text-properties officeooo:rsid="0ffa97b0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9"><text:span text:style-name="T154">C</text:span><text:span text:style-name="T153">hecklist voor </text:span><text:span text:style-name="T155">de installatie</text:span><text:span text:style-name="T153"> van </text:span><text:span text:style-name="T153"><text:user-field-get text:name="Distro">Debian</text:user-field-get></text:span><text:span text:style-name="T156"><text:s/></text:span><text:span text:style-name="T156"><text:user-field-get text:name="Version">12</text:user-field-get></text:span><text:span text:style-name="T156"><text:s/></text:span><text:span text:style-name="T159">LTS</text:span><text:span text:style-name="T157"><text:note text:id="ftn1" text:note-class="footnote"><text:note-citation>1</text:note-citation><text:note-body><text:p text:style-name="P22"><text:span text:style-name="T198">LTS</text:span><text:span text:style-name="T204"> </text:span><text:span text:style-name="T205">staat voor</text:span><text:span text:style-name="T206"> </text:span><text:span text:style-name="T198">Long-Term Support, langetermijnondersteuning, </text:span><text:span text:style-name="T207">en </text:span><text:span text:style-name="T209">d</text:span><text:span text:style-name="T207">eze </text:span><text:span text:style-name="T213"><text:user-field-get text:name="Distro">Debian</text:user-field-get></text:span><text:span text:style-name="T214"><text:s/></text:span><text:span text:style-name="T214"><text:user-field-get text:name="Version">12</text:user-field-get></text:span><text:span text:style-name="T214"><text:s/></text:span><text:span text:style-name="T216">LTS</text:span><text:span text:style-name="Strong_20_Emphasis"><text:span text:style-name="T194"> </text:span></text:span><text:span text:style-name="T215"><text:user-field-get text:name="Edition">Server</text:user-field-get></text:span><text:span text:style-name="T220"><text:s/></text:span><text:span text:style-name="T210">(codenaam </text:span><text:span text:style-name="T212">bookworm</text:span><text:span text:style-name="T210">) </text:span><text:span text:style-name="T205">van</text:span><text:span text:style-name="T208"> </text:span><text:span text:style-name="T212">juni</text:span><text:span text:style-name="T201"> </text:span><text:span text:style-name="Strong_20_Emphasis"><text:span text:style-name="T115"><text:user-field-get text:name="Releaseyear">2023</text:user-field-get></text:span></text:span><text:span text:style-name="T201"><text:s/></text:span><text:span text:style-name="T198">wordt </text:span><text:span text:style-name="T202">vijf</text:span><text:span text:style-name="T198"> jaar onder</text:span><text:span text:style-name="T211">steund</text:span><text:span text:style-name="T203"> </text:span><text:span text:style-name="T198">tot </text:span><text:span text:style-name="T212">juni</text:span><text:span text:style-name="T199"> </text:span><text:span text:style-name="T198">202</text:span><text:span text:style-name="T212">8</text:span><text:span text:style-name="T200">.</text:span></text:p></text:note-body></text:note></text:span><text:span text:style-name="T158"> </text:span><text:span text:style-name="T158"><text:user-field-get text:name="Edition">Server</text:user-field-get></text:span><text:span text:style-name="T219">.</text:span></text:p>
      <text:p text:style-name="P35"/>
      <text:p text:style-name="P34"><text:span text:style-name="T15">Vul </text:span><text:span text:style-name="T16">achter</text:span><text:span text:style-name="T13"> de </text:span><text:span text:style-name="Definition"><text:span text:style-name="T273">ONDERSTREEPTE</text:span></text:span><text:span text:style-name="T1"> </text:span><text:span text:style-name="T14">woorden</text:span><text:span text:style-name="T13"> het</text:span><text:span text:style-name="Strong_20_Emphasis"><text:span text:style-name="T271"> </text:span></text:span><text:span text:style-name="Strong_20_Emphasis"><text:span text:style-name="T270">tekstvak</text:span></text:span><text:span text:style-name="T14"> </text:span><text:span text:style-name="T15">in,</text:span><text:span text:style-name="T14"> </text:span><text:span text:style-name="T221">zie </text:span><text:span text:style-name="T256">[</text:span><text:span text:style-name="T221">toelichting</text:span><text:span text:style-name="T256">]</text:span><text:span text:style-name="T14">:</text:span></text:p>
      <text:p text:style-name="P26"><text:span text:style-name="Definition"><text:span text:style-name="T18">GEBRUIKER</text:span></text:span><text:span text:style-name="T229"><text:tab/><text:tab/></text:span><text:span text:style-name="T255"> <text:tab/><text:tab/></text:span><text:span text:style-name="T230"><draw:control text:anchor-type="as-char" svg:y="-0.4cm" draw:z-index="18" draw:name="Gebruiker 3" draw:style-name="gr2" draw:text-style-name="P96" svg:width="6.4cm" svg:height="0.6cm" draw:control="control17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, bijv. </text:span><text:span text:style-name="T226">J</text:span><text:span text:style-name="T253">a</text:span><text:span text:style-name="T226">n </text:span><text:span text:style-name="T253">Jansen</text:span><text:span text:style-name="T254">]</text:span></text:p>
      <text:p text:style-name="P84"><text:span text:style-name="Definition"><text:span text:style-name="T223">g</text:span></text:span><text:span text:style-name="Definition">ebruikersnaam</text:span><text:span text:style-name="Definition"><text:span text:style-name="T278"><text:tab/></text:span></text:span><text:span text:style-name="T222"><draw:control text:anchor-type="as-char" svg:y="-0.4cm" draw:z-index="19" draw:name="Gberuikersnaam 3" draw:style-name="gr2" draw:text-style-name="P96" svg:width="6.4cm" svg:height="0.6cm" draw:control="control18"><svg:title>Gebruikersnaam</svg:title><svg:desc>Korte naam, bijv. jan</svg:desc></draw:control></text:span><text:span text:style-name="T222"><text:tab/> <text:s text:c="2"/></text:span><text:span text:style-name="T5">[</text:span><text:span text:style-name="T6">K</text:span><text:span text:style-name="T4">orte naam, bijv. </text:span><text:span text:style-name="T181">j</text:span><text:span text:style-name="T182">a</text:span><text:span text:style-name="T181">n</text:span><text:span text:style-name="T183">]</text:span></text:p>
      <text:p text:style-name="P26"><text:span text:style-name="Definition"><text:span text:style-name="T279">server</text:span></text:span><text:span text:style-name="Definition">NAAM</text:span><text:span text:style-name="T233"><text:tab/><text:tab/><text:tab/></text:span><draw:control text:anchor-type="as-char" svg:y="-0.4cm" draw:z-index="20" draw:name="Computernaam 2" draw:style-name="gr2" draw:text-style-name="P96" svg:width="6.4cm" svg:height="0.6cm" draw:control="control19"><svg:title>Computernaam</svg:title><svg:desc>Unieke naam van de computer</svg:desc></draw:control><text:tab/> <text:s text:c="2"/><text:span text:style-name="T236">[</text:span><text:span text:style-name="T237">N</text:span><text:span text:style-name="T234">aam van de </text:span><text:span text:style-name="T240">serv</text:span><text:span text:style-name="T234">e</text:span><text:span text:style-name="T235">r, </text:span><text:span text:style-name="T238">bijv. </text:span><text:span text:style-name="T240">sv</text:span><text:span text:style-name="T239">02</text:span><text:span text:style-name="T236">]</text:span></text:p>
      <text:p text:style-name="P26"><text:span text:style-name="Definition"><text:span text:style-name="T242">GEBRUIKER</text:span></text:span><text:span text:style-name="Definition"><text:span text:style-name="T252"><text:tab/></text:span></text:span><text:span text:style-name="T241"><text:tab/></text:span><text:span text:style-name="T255"> <text:tab/><text:tab/></text:span><text:span text:style-name="T230"><draw:control text:anchor-type="as-char" svg:y="-0.4cm" draw:z-index="21" draw:name="Gebruiker 4" draw:style-name="gr2" draw:text-style-name="P96" svg:width="6.4cm" svg:height="0.6cm" draw:control="control20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 </text:span><text:span text:style-name="T227">evt. 2</text:span><text:span text:style-name="T257">e</text:span><text:span text:style-name="T225"> gebruiker</text:span><text:span text:style-name="T228">]</text:span></text:p>
      <text:p text:style-name="P84"><text:span text:style-name="Definition"><text:span text:style-name="T242">GEBRUIKERSN</text:span></text:span><text:span text:style-name="Definition"><text:span text:style-name="T243">aa</text:span></text:span><text:span text:style-name="Definition"><text:span text:style-name="T242">M</text:span></text:span><text:span text:style-name="Definition"><text:span text:style-name="T252"><text:tab/></text:span></text:span><text:span text:style-name="T222"><draw:control text:anchor-type="as-char" svg:y="-0.4cm" draw:z-index="22" draw:name="Gberuikersnaam 4" draw:style-name="gr2" draw:text-style-name="P96" svg:width="6.4cm" svg:height="0.6cm" draw:control="control21"><svg:title>Gebruikersnaam</svg:title><svg:desc>Korte naam, bijv. jan</svg:desc></draw:control></text:span><text:span text:style-name="T222"><text:tab/> <text:s text:c="2"/></text:span><text:span text:style-name="T245">[</text:span><text:span text:style-name="T246">K</text:span><text:span text:style-name="T244">orte naam</text:span><text:span text:style-name="T247"> </text:span><text:span text:style-name="T248">e</text:span><text:span text:style-name="T249">vt. 2</text:span><text:span text:style-name="T258">e</text:span><text:span text:style-name="T249"> </text:span><text:span text:style-name="T250">gebruiker</text:span><text:span text:style-name="T251">]</text:span></text:p>
      <text:p text:style-name="P25"><text:span text:style-name="T163">Vervang </text:span><text:span text:style-name="T166">de</text:span><text:span text:style-name="T163"> </text:span><text:span text:style-name="Definition"><text:span text:style-name="T19">ONDERSTREEPTE</text:span></text:span><text:span text:style-name="T163"> </text:span><text:span text:style-name="T164">woorden </text:span><text:span text:style-name="T163">in deze checklist door </text:span><text:span text:style-name="T166">d</text:span><text:span text:style-name="T168">i</text:span><text:span text:style-name="T166">e </text:span><text:span text:style-name="T167">in </text:span><text:span text:style-name="T168">het</text:span><text:span text:style-name="Strong_20_Emphasis"><text:span text:style-name="T45"> </text:span></text:span><text:span text:style-name="Strong_20_Emphasis"><text:span text:style-name="T58">tekstvak</text:span></text:span><text:span text:style-name="T163">.</text:span></text:p>
      <text:p text:style-name="P28"/>
      <text:p text:style-name="P28"/>
      <text:p text:style-name="P27"><text:span text:style-name="T179">Nog niet op Linux?</text:span><text:span text:style-name="T170"><text:tab/></text:span><text:span text:style-name="T173"><text:tab/></text:span><text:span text:style-name="T174">G</text:span><text:span text:style-name="T171">ebruik </text:span><text:span text:style-name="Strong_20_Emphasis"><text:span text:style-name="T184">Checklist </text:span></text:span><text:span text:style-name="Strong_20_Emphasis"><text:span text:style-name="T185">overzetten</text:span></text:span><text:span text:style-name="T171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2"> onder </text:span><text:span text:style-name="T180">Linux</text:span><text:span text:style-name="T165">.</text:span></text:p>
      <text:p text:style-name="P27"><text:span text:style-name="T177">Nieuwe installatie?</text:span><text:span text:style-name="T165"><text:tab/></text:span><text:span text:style-name="T173"></text:span><text:span text:style-name="T175"><text:tab/></text:span><text:span text:style-name="T174">B</text:span><text:span text:style-name="T165">egin bij hoofdstuk </text:span><text:span text:style-name="T177"><text:bookmark-ref text:reference-format="page" text:ref-name="__RefNumPara__4009_1271708128">2</text:bookmark-ref></text:span><text:span text:style-name="T177"><text:s text:c="2"/></text:span><text:span text:style-name="T178"><text:bookmark-ref text:reference-format="text" text:ref-name="__RefNumPara__4009_1271708128">Installatie uitvoeren</text:bookmark-ref></text:span><text:span text:style-name="T169">.</text:span></text:p>
      <text:p text:style-name="P24"><text:span text:style-name="Strong_20_Emphasis"><text:span text:style-name="T176"/></text:span></text:p>
      <text:p text:style-name="P24"><text:span text:style-name="Strong_20_Emphasis"><text:span text:style-name="T176"/></text:span></text:p>
      <text:list xml:id="list3837730614"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2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13" draw:name="Vorm 2" draw:style-name="gr1" draw:text-style-name="P9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41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2"><text:note text:id="ftn2" text:note-class="footnote"><text:note-citation>2</text:note-citation><text:note-body><text:p text:style-name="P21"><text:span text:style-name="T139">E</text:span><text:span text:style-name="T140">v</text:span><text:span text:style-name="T141">en</text:span><text:span text:style-name="T143">t</text:span><text:span text:style-name="T144">uele </text:span><text:span text:style-name="T145">extra </text:span><text:span text:style-name="Definition"><text:span text:style-name="T261">gebruiker</text:span></text:span><text:span text:style-name="T145">s aanmelden </text:span><text:span text:style-name="T146">en dezelfde stappen uitvoeren</text:span><text:span text:style-name="T142">.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8" draw:name="Vorm4" draw:style-name="gr1" draw:text-style-name="P9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49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81"><text:span text:style-name="User_20_Entry"><text:span text:style-name="T15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3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14" draw:name="Vorm 6" draw:style-name="gr1" draw:text-style-name="P95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44">Bereid de installatie voor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9" office:value-type="string">
            <text:p text:style-name="P74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8"><text:span text:style-name="Strong_20_Emphasis"><text:span text:style-name="T62">Selecteer</text:span></text:span><text:span text:style-name="Strong_20_Emphasis"><text:span text:style-name="T49"> </text:span></text:span><text:span text:style-name="Strong_20_Emphasis"><text:span text:style-name="T86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32"/>
      <text:list xml:id="list160744980881220" text:continue-numbering="true" text:style-name="L1">
        <text:list-item>
          <text:p text:style-name="P91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9"><draw:control text:anchor-type="as-char" draw:z-index="4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95">Start de computer op vanaf</text:span><text:span text:style-name="T195"><text:note text:id="ftn4" text:note-class="footnote"><text:note-citation>1</text:note-citation><text:note-body><text:p text:style-name="P83"><text:span text:style-name="T131">B</text:span><text:span text:style-name="T132">ootmenu/</text:span><text:span text:style-name="T131">S</text:span><text:span text:style-name="T132">etup</text:span><text:span text:style-name="T130"> via </text:span><text:span text:style-name="T128">é</text:span><text:span text:style-name="T129">é</text:span><text:span text:style-name="T131">n van de </text:span><text:span text:style-name="Definition"><text:span text:style-name="T133">Veelgebruikte toetsen:</text:span></text:span><text:span text:style-name="Definition"><text:span text:style-name="T134"> </text:span></text:span><text:span text:style-name="User_20_Entry"><text:span text:style-name="T152">Esc</text:span></text:span><text:span text:style-name="User_20_Entry"><text:span text:style-name="T137">,</text:span></text:span><text:span text:style-name="Definition"><text:span text:style-name="T134"> </text:span></text:span><text:span text:style-name="User_20_Entry"><text:span text:style-name="T152">Delete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2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9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0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1</text:span></text:span><text:span text:style-name="User_20_Entry"><text:span text:style-name="T138">,</text:span></text:span><text:span text:style-name="Definition"><text:span text:style-name="T134"> </text:span></text:span><text:span text:style-name="Definition"><text:span text:style-name="T135">o</text:span></text:span><text:span text:style-name="Definition"><text:span text:style-name="T136">f</text:span></text:span><text:span text:style-name="Definition"><text:span text:style-name="T134"> </text:span></text:span><text:span text:style-name="User_20_Entry"><text:span text:style-name="T152">F12</text:span></text:span><text:span text:style-name="User_20_Entry"><text:span text:style-name="T138">.</text:span></text:span></text:p></text:note-body></text:note></text:span><text:span text:style-name="T195"> </text:span><text:span text:style-name="T196">een </text:span><text:span text:style-name="T188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2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Strong_20_Emphasis"><text:span text:style-name="T191">Live</text:span></text:span><text:span text:style-name="T95"><text:note text:id="ftn5" text:note-class="footnote"><text:note-citation>2</text:note-citation><text:note-body><text:p text:style-name="P23"><text:span text:style-name="T259">Vanaf een </text:span><text:span text:style-name="T275">L</text:span><text:span text:style-name="T259">ive </text:span><text:span text:style-name="T276">USB</text:span><text:span text:style-name="T274">-stick</text:span><text:span text:style-name="T277"> </text:span><text:span text:style-name="T259">kunt u opstarten en </text:span><text:span text:style-name="T262">met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werken zonder enige bestanden op de harde schijf te wijzigen en maakt ook installatie van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mogelijk.</text:span></text:p></text:note-body></text:note></text:span><text:span text:style-name="T94"> </text:span><text:span text:style-name="T98">USB</text:span><text:span text:style-name="T96">-stick</text:span><text:span text:style-name="T96"><text:note text:id="ftn6" text:note-class="footnote"><text:note-citation>3</text:note-citation><text:note-body><text:p text:style-name="P82"><text:span text:style-name="Strong_20_Emphasis"><text:span text:style-name="T116">Maak een opstartbare USB-stick</text:span></text:span><text:span text:style-name="Strong_20_Emphasis"><text:span text:style-name="T111">:<text:line-break/></text:span></text:span><text:span text:style-name="Strong_20_Emphasis"><text:span text:style-name="T108">D</text:span></text:span><text:span text:style-name="Strong_20_Emphasis"><text:span text:style-name="T101">ow</text:span></text:span><text:span text:style-name="Strong_20_Emphasis"><text:span text:style-name="T102">nload </text:span></text:span><text:span text:style-name="Strong_20_Emphasis"><text:span text:style-name="T99">e</text:span></text:span><text:span text:style-name="Strong_20_Emphasis"><text:span text:style-name="T103">e</text:span></text:span><text:span text:style-name="Strong_20_Emphasis"><text:span text:style-name="T104">n</text:span></text:span><text:span text:style-name="Strong_20_Emphasis"><text:span text:style-name="T127"> </text:span></text:span><text:span text:style-name="Strong_20_Emphasis"><text:span text:style-name="T148">CD</text:span></text:span><text:span text:style-name="Strong_20_Emphasis"><text:span text:style-name="T147">-beeldbestand</text:span></text:span><text:span text:style-name="Strong_20_Emphasis"><text:span text:style-name="T102"> </text:span></text:span><text:span text:style-name="Strong_20_Emphasis"><text:span text:style-name="T109">(.iso) </text:span></text:span><text:span text:style-name="Strong_20_Emphasis"><text:span text:style-name="T105">v</text:span></text:span><text:span text:style-name="Strong_20_Emphasis"><text:span text:style-name="T106">anaf</text:span></text:span><text:span text:style-name="Strong_20_Emphasis"><text:span text:style-name="T107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07">, </text:span></text:span><text:span text:style-name="Strong_20_Emphasis"><text:span text:style-name="T110">klik </text:span></text:span><text:span text:style-name="Strong_20_Emphasis"><text:span text:style-name="T113">achtereenvolgens op </text:span></text:span><text:span text:style-name="Strong_20_Emphasis"><text:span text:style-name="T119">Other downloads</text:span></text:span><text:span text:style-name="Strong_20_Emphasis"><text:span text:style-name="T113"> (onder Download) &gt; </text:span></text:span><text:span text:style-name="Strong_20_Emphasis"><text:span text:style-name="T119">Other live ISO</text:span></text:span><text:span text:style-name="Strong_20_Emphasis"><text:span text:style-name="T113"> (onder Try </text:span></text:span><text:span text:style-name="Strong_20_Emphasis"><text:span text:style-name="T113"><text:user-field-get text:name="Distro">Debian</text:user-field-get></text:span></text:span><text:span text:style-name="Strong_20_Emphasis"><text:span text:style-name="T113"><text:s/></text:span></text:span><text:span text:style-name="Strong_20_Emphasis"><text:span text:style-name="T114">live before installing) &gt; <text:line-break/></text:span></text:span><text:span text:style-name="Strong_20_Emphasis"><text:span text:style-name="T118">debian-live-</text:span></text:span><text:span text:style-name="Strong_20_Emphasis"><text:span text:style-name="T118"><text:user-field-get text:name="Version">12</text:user-field-get></text:span></text:span><text:span text:style-name="Strong_20_Emphasis"><text:span text:style-name="T118">...-amd64-standard.iso</text:span></text:span><text:span text:style-name="Strong_20_Emphasis"><text:span text:style-name="T114">.</text:span></text:span><text:span text:style-name="Strong_20_Emphasis"><text:span text:style-name="T102"><text:line-break/></text:span></text:span><text:span text:style-name="Strong_20_Emphasis"><text:span text:style-name="T112">De volgende stappen staan beschreven in </text:span></text:span><text:span text:style-name="Strong_20_Emphasis"><text:span text:style-name="T117">Linux informatie</text:span></text:span><text:span text:style-name="Strong_20_Emphasis"><text:span text:style-name="T112">, te vinden op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12">, onder </text:span></text:span><text:span text:style-name="Strong_20_Emphasis"><text:span text:style-name="T117">Linux</text:span></text:span><text:span text:style-name="Strong_20_Emphasis"><text:span text:style-name="T112">.</text:span></text:span></text:p></text:note-body></text:note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2">Selecteer</text:span></text:span><text:span text:style-name="Strong_20_Emphasis"><text:span text:style-name="T74">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4" office:value-type="string">
            <text:p text:style-name="P38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12" draw:name="Vorm13_ 1" draw:style-name="gr1" draw:text-style-name="P95" svg:width="0.35cm" svg:height="0.35cm" draw:control="control11"/></text:p>
          </table:table-cell>
          <table:table-cell table:style-name="_32_._5f_Installatie_5f_uitvoeren.C6" office:value-type="string">
            <text:p text:style-name="P68"><text:span text:style-name="Strong_20_Emphasis"><text:span text:style-name="T33">Bi</text:span></text:span><text:span text:style-name="Strong_20_Emphasis"><text:span text:style-name="T40">j</text:span></text:span><text:span text:style-name="Strong_20_Emphasis"><text:span text:style-name="T33"> </text:span></text:span><text:span text:style-name="Strong_20_Emphasis"><text:span text:style-name="T81">Select a language</text:span></text:span><text:span text:style-name="Strong_20_Emphasis"><text:span text:style-name="T33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6"><text:span text:style-name="Strong_20_Emphasis"><text:span text:style-name="T40">K</text:span></text:span><text:span text:style-name="Strong_20_Emphasis"><text:span text:style-name="T33">ies </text:span></text:span><text:span text:style-name="Strong_20_Emphasis"><text:span text:style-name="T84">Dutch - </text:span></text:span><text:span text:style-name="Strong_20_Emphasis"><text:span text:style-name="T85">Nederlands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9"><draw:control text:anchor-type="as-char" draw:z-index="5" draw:name="Vorm13" draw:style-name="gr1" draw:text-style-name="P95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7"><text:span text:style-name="Strong_20_Emphasis"><text:span text:style-name="T71">B</text:span></text:span><text:span text:style-name="Strong_20_Emphasis"><text:span text:style-name="T75">ij</text:span></text:span><text:span text:style-name="Strong_20_Emphasis"><text:span text:style-name="T71"> </text:span></text:span><text:span text:style-name="Strong_20_Emphasis"><text:span text:style-name="T77">Het netwerk configurer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0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82">C</text:span></text:span><text:span text:style-name="Strong_20_Emphasis"><text:span text:style-name="T79">omputer</text:span></text:span><text:span text:style-name="Strong_20_Emphasis"><text:span text:style-name="T82">naam</text:span></text:span><text:span text:style-name="Strong_20_Emphasis"><text:span text:style-name="T36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17" draw:name="Vorm 1" draw:style-name="gr1" draw:text-style-name="P95" svg:width="0.35cm" svg:height="0.35cm" draw:control="control16"/></text:p>
          </table:table-cell>
          <table:table-cell table:style-name="_32_._5f_Installatie_5f_uitvoeren.C9" office:value-type="string">
            <text:p text:style-name="P77"><text:span text:style-name="Strong_20_Emphasis"><text:span text:style-name="T75">Bij</text:span></text:span> <text:span text:style-name="T26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3"><text:span text:style-name="T217">Stel geen </text:span><text:span text:style-name="T218">Root</text:span><text:span text:style-name="T217">-wachtwoord in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69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at is </text:span></text:span><text:span text:style-name="Strong_20_Emphasis"><text:span text:style-name="T82">de volledige </text:span></text:span><text:span text:style-name="Strong_20_Emphasis"><text:span text:style-name="T78">naam </text:span></text:span><text:span text:style-name="Strong_20_Emphasis"><text:span text:style-name="T82">van de nieuwe gebruiker</text:span></text:span><text:span text:style-name="Strong_20_Emphasis"><text:span text:style-name="T78">?</text:span></text:span><text:span text:style-name="Strong_20_Emphasis"><text:span text:style-name="T34"> </text:span></text:span><text:span text:style-name="Definition"><text:span text:style-name="T8">gebruik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72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</text:span></text:span><text:span text:style-name="Strong_20_Emphasis"><text:span text:style-name="T83">at is de gebruikersnaam voor uw </text:span></text:span><text:span text:style-name="Strong_20_Emphasis"><text:span text:style-name="T78"><text:s/></text:span></text:span><text:span text:style-name="Strong_20_Emphasis"><text:span text:style-name="T83">account</text:span></text:span><text:span text:style-name="Strong_20_Emphasis"><text:span text:style-name="T78">?</text:span></text:span><text:span text:style-name="Strong_20_Emphasis"><text:span text:style-name="T35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6" office:value-type="string">
            <text:p text:style-name="P71"><text:span text:style-name="Strong_20_Emphasis"><text:span text:style-name="T39">Geef</text:span></text:span><text:span text:style-name="Strong_20_Emphasis"><text:span text:style-name="T34"> </text:span></text:span><text:span text:style-name="Strong_20_Emphasis"><text:span text:style-name="T37">tweemaal </text:span></text:span><text:span text:style-name="Strong_20_Emphasis"><text:span text:style-name="T39">een </text:span></text:span><text:span text:style-name="Strong_20_Emphasis"><text:span text:style-name="T80">wachtwoord</text:span></text:span><text:span text:style-name="Strong_20_Emphasis"><text:span text:style-name="T65">.</text:span></text:span></text:p>
          </table:table-cell>
        </table:table-row>
      </table:table>
      <text:p text:style-name="P40"><text:span text:style-name="Strong_20_Emphasis"><text:span text:style-name="T76"/></text:span></text:p>
      <text:list xml:id="list160744953695089" text:continue-numbering="true" text:style-name="L1">
        <text:list-item>
          <text:p text:style-name="P93"><text:span text:style-name="Strong_20_Emphasis"><text:span text:style-name="T88">Installatie </text:span></text:span><text:span text:style-name="Strong_20_Emphasis"><text:span text:style-name="T89">afronden</text:span></text:span></text:p>
        </text:list-item>
      </text:list>
      <text:p text:style-name="P41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9"><draw:control text:anchor-type="as-char" draw:z-index="6" draw:name="Vorm22" draw:style-name="gr1" draw:text-style-name="P9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3" draw:name="Vorm4_ 1" draw:style-name="gr1" draw:text-style-name="P95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9">Voeg eventuele extra </text:span></text:span><text:span text:style-name="Strong_20_Emphasis"><text:span text:style-name="T32">gebruiker</text:span></text:span><text:span text:style-name="Strong_20_Emphasis"><text:span text:style-name="T29">s toe 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useradd --create-home -- comm<text:span text:style-name="T282">e</text:span>n<text:span text:style-name="T282">t</text:span> <text:span text:style-name="T160">'</text:span><text:span text:style-name="T161">gebruiker</text:span><text:span text:style-name="T160">' [--groups adm,sudo] </text:span><text:span text:style-name="T161">gebruiker</text:span><text:span text:style-name="T162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5">sudo passwd <text:span text:style-name="T280">gebruiker</text:span><text:span text:style-name="T281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4" draw:name="Vorm4_ 2" draw:style-name="gr1" draw:text-style-name="P95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1">Installeer updates </text:span></text:span><text:span text:style-name="Strong_20_Emphasis"><text:span text:style-name="T29">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8"><text:span text:style-name="User_20_Entry"><text:span text:style-name="T151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8"><text:span text:style-name="User_20_Entry"><text:span text:style-name="T151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6">V</text:span>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9"><draw:control text:anchor-type="as-char" draw:z-index="9" draw:name="Vorm4_1" draw:style-name="gr1" draw:text-style-name="P95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80"><text:span text:style-name="User_20_Entry"><text:span text:style-name="T149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13" office:value-type="string">
            <text:p text:style-name="P81"><text:span text:style-name="User_20_Entry"><text:span text:style-name="T15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6"><text:span text:style-name="Strong_20_Emphasis"><text:span text:style-name="T47">V</text:span>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9"><draw:control text:anchor-type="as-char" draw:z-index="7" draw:name="Vorm33" draw:style-name="gr1" draw:text-style-name="P95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4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8" office:value-type="string">
            <text:p text:style-name="P75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78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20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41"><text:span text:style-name="Strong_20_Emphasis"><text:span text:style-name="T38"><text:tab/></text:span></text:span></text:p>
      <text:p text:style-name="P42"><text:span text:style-name="Strong_20_Emphasis"><text:span text:style-name="T49"><text:tab/></text:span></text:span></text:p>
      <text:list xml:id="list160744640756035" text:continue-numbering="true" text:style-name="L1">
        <text:list-item>
          <text:p text:style-name="P92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9"><draw:control text:anchor-type="as-char" draw:z-index="10" draw:name="Vorm36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9"><draw:control text:anchor-type="as-char" draw:z-index="15" draw:name="Vorm36_ 1" draw:style-name="gr1" draw:text-style-name="P95" svg:width="0.35cm" svg:height="0.35cm" draw:control="control14"/></text:span></text:span></text:p>
          </table:table-cell>
          <table:table-cell table:style-name="Tabel2.D1" office:value-type="string">
            <text:p text:style-name="P37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42"><text:note text:id="ftn8" text:note-class="footnote"><text:note-citation>1</text:note-citation><text:note-body><text:p text:style-name="P51"><text:span text:style-name="User_20_Entry"><text:span text:style-name="T100">E</text:span></text:span><text:span text:style-name="User_20_Entry"><text:span text:style-name="T120">v</text:span></text:span><text:span text:style-name="User_20_Entry"><text:span text:style-name="T121">en</text:span></text:span><text:span text:style-name="User_20_Entry"><text:span text:style-name="T123">t</text:span></text:span><text:span text:style-name="User_20_Entry"><text:span text:style-name="T124">uele </text:span></text:span><text:span text:style-name="User_20_Entry"><text:span text:style-name="T125">extra </text:span></text:span><text:span text:style-name="Definition"><text:span text:style-name="T261">gebruiker</text:span></text:span><text:span text:style-name="User_20_Entry"><text:span text:style-name="T125">s aanmelden </text:span></text:span><text:span text:style-name="User_20_Entry"><text:span text:style-name="T126">en dezelfde stappen uitvoeren</text:span></text:span><text:span text:style-name="User_20_Entry"><text:span text:style-name="T122">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1" draw:name="Vorm36_2" draw:style-name="gr1" draw:text-style-name="P95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6" draw:name="Vorm36_ 2" draw:style-name="gr1" draw:text-style-name="P95" svg:width="0.35cm" svg:height="0.35cm" draw:control="control15"/></text:span></text:span></text:p>
          </table:table-cell>
          <table:table-cell table:style-name="Tabel2.D3" office:value-type="string">
            <text:p text:style-name="P36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59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3" office:value-type="string">
            <text:p text:style-name="P75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18"/>
      <text:p text:style-name="P6"/>
      <text:p text:style-name="P56"><text:span text:style-name="T90">E</text:span><text:span text:style-name="T91">inde c</text:span><text:span text:style-name="T92">hecklist, </text:span><text:span text:style-name="T93">d</text:span><text:span text:style-name="T92">e</text:span><text:span text:style-name="T186"> installatie van </text:span><text:span text:style-name="T186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3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T186">is voltooid.</text:span></text:p>
      <text:p text:style-name="P33"/>
      <text:p text:style-name="P94"><text:span text:style-name="Emphasis"><text:span text:style-name="T26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8">Karel Zimmer</text:span></text:span></text:a><text:span text:style-name="Emphasis"><text:span text:style-name="T265">.</text:span></text:span></text:p>
      <text:p text:style-name="P94"><text:span text:style-name="Emphasis"><text:span text:style-name="T267">Licentie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9">CC0 1.0 Universeel</text:span></text:span></text:a><text:span text:style-name="Emphasis"><text:span text:style-name="T268"> </text:span></text:span><text:span text:style-name="Emphasis"><text:span text:style-name="T272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28578003F4E5594A.png" xlink:type="simple" xlink:show="embed" xlink:actuate="onLoad" draw:mime-type="image/png"/></draw:frame></draw:a></text:span></text:span><text:span text:style-name="Emphasis"><text:span text:style-name="T283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1772A76D5536C40F.png" xlink:type="simple" xlink:show="embed" xlink:actuate="onLoad" draw:mime-type="image/png"/></draw:frame></draw:a></text:span></text:span><text:span text:style-name="Emphasis"><text:span text:style-name="T28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4-01T16:07:43.477377989">01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1T16:07:43.355556557</dc:date>
    <meta:keyword>Installatie</meta:keyword>
    <meta:keyword>Checklist</meta:keyword>
    <meta:keyword>Linux</meta:keyword>
    <meta:editing-cycles>6971</meta:editing-cycles>
    <meta:editing-duration>P12DT9H16M8S</meta:editing-duration>
    <meta:print-date>2021-03-23T20:07:57.967210640</meta:print-date>
    <dc:creator>Karel Zimmer</dc:creator>
    <meta:document-statistic meta:table-count="4" meta:image-count="2" meta:object-count="0" meta:page-count="4" meta:paragraph-count="91" meta:word-count="491" meta:character-count="3433" meta:non-whitespace-character-count="2975"/>
    <meta:user-defined meta:name="Info 1"/>
    <meta:user-defined meta:name="Info 2"/>
    <meta:user-defined meta:name="Info 3"/>
    <meta:user-defined meta:name="Info 4"/>
  </office:meta>
</office:document-meta>
</file>